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2d9c4b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e9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2.85687200000pt" svg:height="100.00000000000pt" draw:transform="matrix(-1.00000000000 0.00000000000 0.00000000000 -1.00000000000 142.85687200000pt 100.00000000000pt)"/>
          <draw:path draw:style-name="gr3" draw:id="shape3" draw:name="path673" draw:layer="" svg:width="73.16116275861pt" svg:height="42.79831918426pt" svg:x="34.94190000000pt" svg:y="29.84741440000pt" svg:viewBox="0 0 73 43" svg:d="M0 0C14.3093 40.2539 57.5156 41.731 73.1612 0C73.0498 55.7645 0.946484 58.3497 0 0Z" koffice:nodeTypes="ccc"/>
          <draw:path draw:style-name="gr3" draw:id="shape4" draw:name="polygon638" draw:layer="" svg:width="148.52847091892pt" svg:height="141.02220087376pt" draw:transform="matrix(0.14984170000 -0.00564361000 0.00282233000 0.14779509000 60.05843000441pt 23.27101744846pt)" svg:viewBox="0 0 149 141" svg:d="M120.155 141.022L74.2594 107.672L28.3593 141.014L45.949 87.1341L0 53.8579L56.7659 53.9091L74.2682 0L91.7618 53.9115L148.528 53.8707L102.574 87.1389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3:56</dc:date>
    <meta:creation-date>2011-05-22T06:11:30</meta:creation-date>
    <dc:creator>Yue Liu</dc:creator>
  </office:meta>
</office:document-meta>
</file>